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ff3366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svg:stroke-color="#ff3366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71cm" svg:stroke-color="#ff3366" draw:stroke-linejoin="round" svg:stroke-linecap="squar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/>
      <style:text-properties fo:color="#ff3366"/>
    </style:style>
    <style:style style:name="P5" style:family="paragraph">
      <style:paragraph-properties style:writing-mode="lr-tb" style:font-independent-line-spacing="true"/>
      <style:text-properties fo:color="#ff3366"/>
    </style:style>
    <style:style style:name="T1" style:family="text">
      <style:text-properties style:font-name="Arial1" fo:font-size="13pt" style:font-size-asian="13pt" style:font-size-complex="13pt"/>
    </style:style>
    <style:style style:name="T2" style:family="text">
      <style:text-properties fo:color="#ff3366" style:font-name="Arial1" fo:font-size="13pt" style:font-size-asian="13pt" style:font-size-complex="13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g>
          <draw:custom-shape draw:style-name="gr1" draw:text-style-name="P2" draw:layer="layout" svg:width="1.442cm" svg:height="0.811cm" svg:x="11.705cm" svg:y="7.884cm">
            <text:list text:style-name="L1">
              <text:list-header>
                <text:p text:style-name="P1"><text:span text:style-name="T1">EP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3" draw:layer="layout" svg:width="3.915cm" svg:height="2.221cm" svg:x="10.485cm" svg:y="7.179cm">
            <text:p/>
            <draw:enhanced-geometry svg:viewBox="0 0 862 479" draw:type="non-primitive" draw:enhanced-path="M 0 0  L 862 0  L 862 359  L 854 375  L 854 391  L 846 407  L 838 423  L 822 439  L 806 455  L 790 463  L 774 471  L 758 471  L 742 479  L 119 479  L 95 471  L 79 471  L 63 463  L 47 455  L 31 439  L 15 423  L 7 407  L 0 391  L 0 375  L 0 359  L 0 0  Z N"/>
          </draw:custom-shape>
          <draw:custom-shape draw:style-name="gr3" draw:text-style-name="P3" draw:layer="layout" svg:width="3.915cm" svg:height="2.221cm" svg:x="10.485cm" svg:y="7.179cm">
            <text:p/>
            <draw:enhanced-geometry svg:viewBox="0 0 862 479" draw:type="non-primitive" draw:enhanced-path="M 0 0  L 862 0  L 862 359  L 854 375  L 854 391  L 846 407  L 838 423  L 822 439  L 806 455  L 790 463  L 774 471  L 758 471  L 742 479  L 119 479  L 95 471  L 79 471  L 63 463  L 47 455  L 31 439  L 15 423  L 7 407  L 0 391  L 0 375  L 0 359  L 0 0  Z N"/>
          </draw:custom-shape>
        </draw:g>
        <draw:custom-shape draw:style-name="gr4" draw:text-style-name="P5" draw:layer="layout" svg:width="1.442cm" svg:height="0.811cm" svg:x="11.705cm" svg:y="7.884cm">
          <text:list text:style-name="L1">
            <text:list-header>
              <text:p text:style-name="P4"><text:span text:style-name="T2">EP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Arial1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3-10-31T18:19:32.463573410</dc:date>
    <meta:editing-duration>P15824DT17H31M44S</meta:editing-duration>
    <meta:document-statistic meta:object-count="24"/>
    <meta:generator>LibreOffice/4.1.2.3$Linux_X86_64 LibreOffice_project/410m0$Build-3</meta:generator>
    <meta:user-defined meta:name="Version" meta:value-type="float">1</meta:user-defined>
  </office:meta>
</office:document-meta>
</file>